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3.6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106802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svg:stroke-color="#aadcf7" draw:fill-color="#aadcf7" draw:textarea-horizontal-align="justify" draw:textarea-vertical-align="middle" draw:auto-grow-height="false" fo:min-height="2.75cm" fo:min-width="5.4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color="#aadcf7" draw:fill-color="#aadcf7" draw:textarea-horizontal-align="justify" draw:textarea-vertical-align="middle" draw:auto-grow-height="false" fo:min-height="2.75cm" fo:min-width="1.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cm" svg:height="2cm" svg:x="5cm" svg:y="3cm">
          <text:p text:style-name="P1">Period</text:p>
          <text:p text:style-name="P1">Me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cm" svg:height="2cm" svg:x="5cm" svg:y="7cm">
          <text:p text:style-name="P1">Period</text:p>
          <text:p text:style-name="P1">Me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cm" svg:height="2cm" svg:x="10.1cm" svg:y="5cm">
          <text:p text:style-name="P1">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" draw:id="id3" draw:layer="layout" svg:width="2.403cm" svg:height="0.954cm" svg:x="1.2cm" svg:y="3.52cm">
          <draw:text-box>
            <text:p>x_wclk</text:p>
          </draw:text-box>
        </draw:frame>
        <draw:frame draw:style-name="gr3" draw:text-style-name="P3" xml:id="id1" draw:id="id1" draw:layer="layout" svg:width="2.403cm" svg:height="0.954cm" svg:x="1.2cm" svg:y="7.52cm">
          <draw:text-box>
            <text:p>y_wclk</text:p>
          </draw:text-box>
        </draw:frame>
        <draw:connector draw:style-name="gr4" draw:text-style-name="P4" draw:layer="layout" svg:x1="3.603cm" svg:y1="7.997cm" svg:x2="5cm" svg:y2="8cm" draw:start-shape="id1" draw:start-glue-point="1" draw:end-shape="id2" svg:d="M3603 7997h698v3h699" svg:viewBox="0 0 1398 4">
          <text:p/>
        </draw:connector>
        <draw:connector draw:style-name="gr5" draw:text-style-name="P4" draw:layer="layout" svg:x1="3.603cm" svg:y1="3.997cm" svg:x2="5cm" svg:y2="4cm" draw:start-shape="id3" draw:end-shape="id4" svg:d="M3603 3997h698v3h699" svg:viewBox="0 0 1398 4">
          <text:p/>
        </draw:connector>
        <draw:connector draw:style-name="gr6" draw:text-style-name="P4" draw:layer="layout" svg:x1="9.1cm" svg:y1="4cm" svg:x2="11.1cm" svg:y2="5cm" draw:start-shape="id4" draw:end-shape="id5" draw:end-glue-point="4" svg:d="M9100 4000h2000v1000" svg:viewBox="0 0 2001 1001">
          <text:p/>
        </draw:connector>
        <draw:connector draw:style-name="gr6" draw:text-style-name="P4" draw:layer="layout" svg:x1="9.1cm" svg:y1="8cm" svg:x2="11.1cm" svg:y2="7cm" draw:start-shape="id2" draw:start-glue-point="1" draw:end-shape="id5" draw:end-glue-point="8" svg:d="M9100 8000h2000v-1000" svg:viewBox="0 0 2001 1001">
          <text:p/>
        </draw:connector>
        <draw:custom-shape draw:style-name="gr7" draw:text-style-name="P2" xml:id="id6" draw:id="id6" draw:layer="layout" svg:width="5.9cm" svg:height="3cm" svg:x="17.1cm" svg:y="4.5cm">
          <text:p text:style-name="P1">Dynamic</text:p>
          <text:p text:style-name="P1">Low Pass Filt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2.1cm" svg:y1="6cm" svg:x2="17.1cm" svg:y2="6cm" draw:start-shape="id5" draw:start-glue-point="10" draw:end-shape="id6" svg:d="M12100 6000h5000" svg:viewBox="0 0 5001 1">
          <text:p/>
        </draw:connector>
        <draw:frame draw:style-name="gr3" draw:text-style-name="P3" draw:layer="layout" svg:width="4.985cm" svg:height="0.954cm" svg:x="12.1cm" svg:y="4.9cm">
          <draw:text-box>
            <text:p>Approx_ρ [31:0]</text:p>
          </draw:text-box>
        </draw:frame>
        <draw:frame draw:style-name="gr3" draw:text-style-name="P3" xml:id="id7" draw:id="id7" draw:layer="layout" svg:width="3.351cm" svg:height="0.954cm" svg:x="25.3cm" svg:y="5.52cm">
          <draw:text-box>
            <text:p>ρ [nb+7:0]</text:p>
          </draw:text-box>
        </draw:frame>
        <draw:connector draw:style-name="gr8" draw:text-style-name="P4" draw:layer="layout" svg:x1="23cm" svg:y1="6cm" svg:x2="25.3cm" svg:y2="5.997cm" draw:start-shape="id6" draw:end-shape="id7" draw:end-glue-point="3" svg:d="M23000 6000h1151v-3h1149" svg:viewBox="0 0 2301 4">
          <text:p/>
        </draw:connector>
        <draw:custom-shape draw:style-name="gr2" draw:text-style-name="P2" xml:id="id8" draw:id="id8" draw:layer="layout" svg:width="2cm" svg:height="2cm" svg:x="12.001cm" svg:y="12.9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14.001cm" svg:y1="13.901cm" svg:x2="20.05cm" svg:y2="7.5cm" draw:start-shape="id8" draw:start-glue-point="10" draw:end-shape="id6" draw:end-glue-point="2" svg:d="M14001 13901h6049v-6401" svg:viewBox="0 0 6050 6402">
          <text:p/>
        </draw:connector>
        <draw:frame draw:style-name="gr3" draw:text-style-name="P3" draw:layer="layout" svg:width="5.269cm" svg:height="0.954cm" svg:x="14.4cm" svg:y="12.9cm">
          <draw:text-box>
            <text:p>ptr_diff [nb+15:0]</text:p>
          </draw:text-box>
        </draw:frame>
        <draw:frame draw:style-name="gr3" draw:text-style-name="P3" xml:id="id12" draw:id="id12" draw:layer="layout" svg:width="5.277cm" svg:height="0.954cm" svg:x="1cm" svg:y="11.3cm">
          <draw:text-box>
            <text:p>y_addr [nb+15:0]</text:p>
          </draw:text-box>
        </draw:frame>
        <draw:frame draw:style-name="gr3" draw:text-style-name="P3" xml:id="id11" draw:id="id11" draw:layer="layout" svg:width="5.277cm" svg:height="0.954cm" svg:x="1cm" svg:y="16.02cm">
          <draw:text-box>
            <text:p>x_addr [nb+15:0]</text:p>
          </draw:text-box>
        </draw:frame>
        <draw:frame draw:style-name="gr3" draw:text-style-name="P3" xml:id="id9" draw:id="id9" draw:layer="layout" svg:width="1.738cm" svg:height="0.954cm" svg:x="1.2cm" svg:y="18.2cm">
          <draw:text-box>
            <text:p>start</text:p>
          </draw:text-box>
        </draw:frame>
        <draw:custom-shape draw:style-name="gr10" draw:text-style-name="P2" xml:id="id10" draw:id="id10" draw:layer="layout" svg:width="2cm" svg:height="3cm" svg:x="7cm" svg:y="15cm">
          <draw:glue-point draw:id="4" svg:x="-5.005cm" svg:y="0cm"/>
          <draw:glue-point draw:id="5" svg:x="0cm" svg:y="5.003cm"/>
          <text:p text:style-name="P1">re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54cm" svg:x="8.095cm" svg:y="17.946cm">
          <draw:text-box>
            <text:p>en</text:p>
          </draw:text-box>
        </draw:frame>
        <draw:connector draw:style-name="gr11" draw:text-style-name="P4" draw:layer="layout" svg:x1="2.938cm" svg:y1="18.677cm" svg:x2="8cm" svg:y2="18cm" draw:start-shape="id9" draw:end-shape="id10" draw:end-glue-point="5" svg:d="M2938 18677h5062v-677" svg:viewBox="0 0 5063 678">
          <text:p/>
        </draw:connector>
        <draw:connector draw:style-name="gr8" draw:text-style-name="P4" draw:layer="layout" svg:x1="6.277cm" svg:y1="16.497cm" svg:x2="7cm" svg:y2="16.5cm" draw:start-shape="id11" draw:start-glue-point="1" draw:end-shape="id10" draw:end-glue-point="4" svg:d="M6277 16497h361v3h362" svg:viewBox="0 0 724 4">
          <text:p/>
        </draw:connector>
        <draw:connector draw:style-name="gr9" draw:text-style-name="P4" draw:layer="layout" svg:x1="6.277cm" svg:y1="11.777cm" svg:x2="13.001cm" svg:y2="12.901cm" draw:start-shape="id12" draw:start-glue-point="1" draw:end-shape="id8" draw:end-glue-point="4" svg:d="M6277 11777h6724v1124" svg:viewBox="0 0 6725 1125">
          <text:p/>
        </draw:connector>
        <draw:connector draw:style-name="gr9" draw:text-style-name="P4" draw:layer="layout" svg:x1="9cm" svg:y1="16.5cm" svg:x2="13.001cm" svg:y2="14.901cm" draw:start-shape="id10" draw:start-glue-point="1" draw:end-shape="id8" draw:end-glue-point="8" svg:d="M9000 16500h4001v-1599" svg:viewBox="0 0 4002 1600">
          <text:p/>
        </draw:connector>
        <draw:frame draw:style-name="gr3" draw:text-style-name="P3" draw:layer="layout" svg:width="0.714cm" svg:height="0.954cm" svg:x="13.2cm" svg:y="14.8cm">
          <draw:text-box>
            <text:p>-</text:p>
          </draw:text-box>
        </draw:frame>
        <draw:frame draw:style-name="gr3" draw:text-style-name="P3" draw:layer="layout" svg:width="3.122cm" svg:height="0.954cm" svg:x="8.9cm" svg:y="3.1cm">
          <draw:text-box>
            <text:p>Tin [15:0]</text:p>
          </draw:text-box>
        </draw:frame>
        <draw:frame draw:style-name="gr3" draw:text-style-name="P3" draw:layer="layout" svg:width="3.465cm" svg:height="0.954cm" svg:x="8.9cm" svg:y="7.9cm">
          <draw:text-box>
            <text:p>Tout [15:0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2:09:30.473026898</meta:creation-date>
    <meta:generator>LibreOffice/5.3.6.1$Linux_X86_64 LibreOffice_project/30$Build-1</meta:generator>
    <dc:date>2019-11-08T12:32:53.465822792</dc:date>
    <meta:editing-duration>PT12M45S</meta:editing-duration>
    <meta:editing-cycles>4</meta:editing-cycles>
    <meta:document-statistic meta:object-count="29"/>
  </office:meta>
</office:document-meta>
</file>